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FindPanel" style:family="table">
      <style:table-properties style:width="24.185cm" style:rel-width="100%" table:align="center"/>
    </style:style>
    <style:style style:name="FindPanel.A" style:family="table-column">
      <style:table-column-properties style:column-width="8.793cm" style:rel-column-width="4985*"/>
    </style:style>
    <style:style style:name="FindPanel.B" style:family="table-column">
      <style:table-column-properties style:column-width="6.576cm" style:rel-column-width="3728*"/>
    </style:style>
    <style:style style:name="FindPanel.C" style:family="table-column">
      <style:table-column-properties style:column-width="4.419cm" style:rel-column-width="2505*"/>
    </style:style>
    <style:style style:name="FindPanel.D" style:family="table-column">
      <style:table-column-properties style:column-width="2.2cm" style:rel-column-width="1247*"/>
    </style:style>
    <style:style style:name="FindPanel.E" style:family="table-column">
      <style:table-column-properties style:column-width="2.198cm" style:rel-column-width="1246*"/>
    </style:style>
    <style:style style:name="FindPanel.A1" style:family="table-cell">
      <style:table-cell-properties fo:padding="0.097cm" fo:border-left="0.05pt solid #000000" fo:border-right="none" fo:border-top="0.05pt solid #000000" fo:border-bottom="0.05pt solid #000000"/>
    </style:style>
    <style:style style:name="FindPanel.E1" style:family="table-cell">
      <style:table-cell-properties fo:padding="0.097cm" fo:border="0.05pt solid #000000"/>
    </style:style>
    <style:style style:name="FindPanel.2" style:family="table-row">
      <style:table-row-properties style:min-row-height="2.245cm"/>
    </style:style>
    <style:style style:name="FindPanel.A2" style:family="table-cell">
      <style:table-cell-properties fo:padding="0.097cm" fo:border-left="0.05pt solid #000000" fo:border-right="none" fo:border-top="none" fo:border-bottom="0.05pt solid #000000"/>
    </style:style>
    <style:style style:name="FindPanel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Standard">
      <style:text-properties officeooo:rsid="0176b890"/>
    </style:style>
    <style:style style:name="P3" style:family="paragraph" style:parent-style-name="jil_5f_body">
      <style:text-properties officeooo:rsid="01af4662" officeooo:paragraph-rsid="0170e95c"/>
    </style:style>
    <style:style style:name="P4" style:family="paragraph" style:parent-style-name="jil_5f_body">
      <style:text-properties officeooo:rsid="0179bcec" officeooo:paragraph-rsid="0170e95c"/>
    </style:style>
    <style:style style:name="P5" style:family="paragraph" style:parent-style-name="Table_20_Contents">
      <style:paragraph-properties fo:text-align="justify" style:justify-single-word="false"/>
      <style:text-properties style:font-name="Book Antiqua" fo:font-size="11pt" officeooo:rsid="01b10d39" officeooo:paragraph-rsid="0170e95c" style:font-name-asian="宋体1" style:font-size-asian="10.5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Book Antiqua" fo:font-size="11pt" officeooo:rsid="01b2f808" officeooo:paragraph-rsid="0170e95c" style:font-name-asian="宋体1" style:font-size-asian="10.5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Book Antiqua" fo:font-size="11pt" officeooo:paragraph-rsid="0170e95c" style:font-name-asian="宋体1" style:font-size-asian="10.5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71c509" style:font-name-asian="宋体1" style:font-size-asian="10.5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Book Antiqua" fo:font-size="11pt" officeooo:rsid="0171c509" officeooo:paragraph-rsid="0180bbd2" style:font-name-asian="宋体1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Book Antiqua" fo:font-size="11pt" officeooo:rsid="0175486c" officeooo:paragraph-rsid="0175486c" style:font-name-asian="宋体1" style:font-size-asian="10.5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Book Antiqua" fo:font-size="11pt" officeooo:rsid="0176b890" officeooo:paragraph-rsid="0176b890" style:font-name-asian="宋体1" style:font-size-asian="10.5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Book Antiqua" fo:font-size="11pt" officeooo:rsid="017b824f" officeooo:paragraph-rsid="017b824f" style:font-name-asian="宋体1" style:font-size-asian="10.5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Book Antiqua" fo:font-size="11pt" officeooo:rsid="017c1aa3" officeooo:paragraph-rsid="017c1aa3" style:font-name-asian="宋体1" style:font-size-asian="10.5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Book Antiqua" fo:font-size="11pt" officeooo:rsid="017efd8d" officeooo:paragraph-rsid="017efd8d" style:font-name-asian="宋体1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71c509" style:font-name-asian="宋体1" style:font-size-asian="10.5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Book Antiqua" fo:font-size="11pt" officeooo:rsid="01732006" officeooo:paragraph-rsid="0180bbd2" style:font-name-asian="宋体1" style:font-size-asian="10.5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Book Antiqua" fo:font-size="11pt" officeooo:rsid="0170e9af" officeooo:paragraph-rsid="0170e9af" style:font-name-asian="宋体1" style:font-size-asian="10.5pt" style:font-size-complex="12pt"/>
    </style:style>
    <style:style style:name="P18" style:family="paragraph" style:parent-style-name="jil_5f_title_5f_2">
      <style:text-properties officeooo:rsid="0170e95c" officeooo:paragraph-rsid="0170e95c"/>
    </style:style>
    <style:style style:name="P19" style:family="paragraph" style:parent-style-name="jil_5f_table_5f_title_5f_center">
      <style:text-properties officeooo:rsid="0170e95c" officeooo:paragraph-rsid="0170e95c"/>
    </style:style>
    <style:style style:name="P20" style:family="paragraph" style:parent-style-name="jil_5f_table_5f_title_5f_center">
      <style:text-properties officeooo:rsid="0176b890" officeooo:paragraph-rsid="0176b890"/>
    </style:style>
    <style:style style:name="P21" style:family="paragraph" style:parent-style-name="jil_5f_table_5f_title_5f_center">
      <style:text-properties officeooo:rsid="0180bbd2" officeooo:paragraph-rsid="0180bbd2"/>
    </style:style>
    <style:style style:name="P22" style:family="paragraph" style:parent-style-name="jil_5f_table_5f_title_5f_center">
      <style:text-properties officeooo:rsid="01811d78" officeooo:paragraph-rsid="01811d78"/>
    </style:style>
    <style:style style:name="P23" style:family="paragraph" style:parent-style-name="jil_5f_title" style:master-page-name="Standard">
      <style:paragraph-properties style:page-number="auto"/>
      <style:text-properties officeooo:rsid="0170e95c" officeooo:paragraph-rsid="0170e95c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182ba47" officeooo:paragraph-rsid="0182ba47" style:font-name-asian="宋体1" style:font-size-asian="10.5pt" style:font-size-complex="12pt"/>
    </style:style>
    <style:style style:name="T1" style:family="text">
      <style:text-properties officeooo:rsid="0182c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lan</text:p>
      <text:p text:style-name="P4"/>
      <text:p text:style-name="P18">2016/07</text:p>
      <table:table table:name="FindPanel" table:style-name="FindPanel">
        <table:table-column table:style-name="FindPanel.A"/>
        <table:table-column table:style-name="FindPanel.B"/>
        <table:table-column table:style-name="FindPanel.C"/>
        <table:table-column table:style-name="FindPanel.D"/>
        <table:table-column table:style-name="FindPanel.E"/>
        <table:table-row>
          <table:table-cell table:style-name="FindPanel.A1" office:value-type="string">
            <text:p text:style-name="P19">Task</text:p>
          </table:table-cell>
          <table:table-cell table:style-name="FindPanel.A1" office:value-type="string">
            <text:p text:style-name="P21">Comments</text:p>
          </table:table-cell>
          <table:table-cell table:style-name="FindPanel.A1" office:value-type="string">
            <text:p text:style-name="P20">Module</text:p>
          </table:table-cell>
          <table:table-cell table:style-name="FindPanel.A1" office:value-type="string">
            <text:p text:style-name="P19">Status</text:p>
          </table:table-cell>
          <table:table-cell table:style-name="FindPanel.E1" office:value-type="string">
            <text:p text:style-name="P22">Date</text:p>
          </table:table-cell>
        </table:table-row>
        <table:table-row table:style-name="FindPanel.2">
          <table:table-cell table:style-name="FindPanel.A2" office:value-type="string">
            <text:p text:style-name="P17">Use wxTextCtrl instead of wxComboBox for Find Panel.</text:p>
            <text:p text:style-name="P9">wxComboBox has a drop-down icon to show the find history. But it doesn't looks well on GTK+.</text:p>
            <text:p text:style-name="P16">Use a bitmap button with a popup menu.</text:p>
          </table:table-cell>
          <table:table-cell table:style-name="FindPanel.A2" office:value-type="string">
            <text:p text:style-name="P15"/>
          </table:table-cell>
          <table:table-cell table:style-name="FindPanel.A2" office:value-type="string">
            <text:p text:style-name="P10">Find Panel</text:p>
          </table:table-cell>
          <table:table-cell table:style-name="FindPanel.A2" office:value-type="string">
            <text:p text:style-name="P8">Open</text:p>
          </table:table-cell>
          <table:table-cell table:style-name="FindPanel.E2" office:value-type="string">
            <text:p text:style-name="P8"/>
          </table:table-cell>
        </table:table-row>
        <table:table-row>
          <table:table-cell table:style-name="FindPanel.A2" office:value-type="string">
            <text:p text:style-name="P12">Chinese doesn't display fully in vertical in the Find Panel combo boxes on GTK+.</text:p>
          </table:table-cell>
          <table:table-cell table:style-name="FindPanel.A2" office:value-type="string">
            <text:p text:style-name="P13">Windows doesn't have this issue.</text:p>
          </table:table-cell>
          <table:table-cell table:style-name="FindPanel.A2" office:value-type="string">
            <text:p text:style-name="P12">Find Panel</text:p>
          </table:table-cell>
          <table:table-cell table:style-name="FindPanel.A2" office:value-type="string">
            <text:p text:style-name="P12">Open</text:p>
          </table:table-cell>
          <table:table-cell table:style-name="FindPanel.E2" office:value-type="string">
            <text:p text:style-name="P12"/>
          </table:table-cell>
        </table:table-row>
        <table:table-row>
          <table:table-cell table:style-name="FindPanel.A2" office:value-type="string">
            <text:p text:style-name="P10">Add check status to file encoding menu, file format menu and file type menu.</text:p>
          </table:table-cell>
          <table:table-cell table:style-name="FindPanel.A2" office:value-type="string">
            <text:p text:style-name="P2">Just like Tab Options menu.</text:p>
          </table:table-cell>
          <table:table-cell table:style-name="FindPanel.A2" office:value-type="string">
            <text:p text:style-name="P10">Status Bar</text:p>
          </table:table-cell>
          <table:table-cell table:style-name="FindPanel.A2" office:value-type="string">
            <text:p text:style-name="P5"/>
          </table:table-cell>
          <table:table-cell table:style-name="FindPanel.E2" office:value-type="string">
            <text:p text:style-name="P5"/>
          </table:table-cell>
        </table:table-row>
        <table:table-row>
          <table:table-cell table:style-name="FindPanel.A2" office:value-type="string">
            <text:p text:style-name="P11">Group find and replace menu items to "Find &amp; Replace".</text:p>
          </table:table-cell>
          <table:table-cell table:style-name="FindPanel.A2" office:value-type="string">
            <text:p text:style-name="Standard"><text:s/></text:p>
          </table:table-cell>
          <table:table-cell table:style-name="FindPanel.A2" office:value-type="string">
            <text:p text:style-name="P11">Menu</text:p>
          </table:table-cell>
          <table:table-cell table:style-name="FindPanel.A2" office:value-type="string">
            <text:p text:style-name="P24">Done</text:p>
          </table:table-cell>
          <table:table-cell table:style-name="FindPanel.E2" office:value-type="string">
            <text:p text:style-name="P24">2016/<text:span text:style-name="T1">7</text:span>/<text:span text:style-name="T1">1</text:span></text:p>
          </table:table-cell>
        </table:table-row>
        <table:table-row>
          <table:table-cell table:style-name="FindPanel.A2" office:value-type="string">
            <text:p text:style-name="P14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7"/>
          </table:table-cell>
          <table:table-cell table:style-name="FindPanel.A2" office:value-type="string">
            <text:p text:style-name="P6"/>
          </table:table-cell>
          <table:table-cell table:style-name="FindPanel.E2" office:value-type="string">
            <text:p text:style-name="P6"/>
          </table:table-cell>
        </table:table-row>
        <table:table-row>
          <table:table-cell table:style-name="FindPanel.A2" office:value-type="string">
            <text:p text:style-name="P7"/>
          </table:table-cell>
          <table:table-cell table:style-name="FindPanel.A2" office:value-type="string">
            <text:p text:style-name="Standard"/>
          </table:table-cell>
          <table:table-cell table:style-name="FindPanel.A2" office:value-type="string">
            <text:p text:style-name="P7"/>
          </table:table-cell>
          <table:table-cell table:style-name="FindPanel.A2" office:value-type="string">
            <text:p text:style-name="P7"/>
          </table:table-cell>
          <table:table-cell table:style-name="FindPanel.E2" office:value-type="string">
            <text:p text:style-name="P7"/>
          </table:table-cell>
        </table:table-row>
      </table:table>
      <text:p text:style-name="P3"><text:span text:style-name="symbol4_5f_cpp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Book Antiqua2" svg:font-family="'Book Antiqua'" style:font-adornments="Bold" style:font-family-generic="roman" style:font-pitch="variable"/>
    <style:font-face style:name="Book Antiqua3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4cm" fo:margin-bottom="0.4cm" loext:contextual-spacing="false" fo:text-align="start" style:justify-single-word="false" fo:text-indent="0cm" style:auto-text-indent="false" style:page-number="auto"/>
      <style:text-properties fo:text-transform="capitalize" style:font-name="Georgia2" fo:font-family="Georgia" style:font-style-name="粗体" style:font-family-generic="roman" style:font-pitch="variable" fo:font-size="16pt" fo:font-style="normal" fo:font-weight="bold" style:font-name-asian="宋体3" style:font-family-asian="宋体" style:font-style-name-asian="Bold" style:font-pitch-asian="variable" style:font-size-asian="16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4cm" fo:margin-bottom="0.3cm" loext:contextual-spacing="false" fo:text-indent="0.4cm" style:auto-text-indent="false" style:shadow="none"/>
      <style:text-properties fo:text-transform="capitalize" style:font-name="Tahoma" fo:font-family="Tahoma" style:font-style-name="Bold" style:font-family-generic="swiss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notes" style:auto-update="true" style:master-page-name="">
      <style:paragraph-properties fo:margin-left="0.4cm" fo:margin-right="0cm" fo:margin-top="0cm" fo:margin-bottom="0cm" loext:contextual-spacing="false" fo:text-align="start" style:justify-single-word="false" fo:text-indent="0cm" style:auto-text-indent="false" style:page-number="auto" fo:padding="0.15cm" fo:border-left="0.11pt solid #4c4c4c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Book Antiqua2" fo:font-family="'Book Antiqua'" style:font-style-name="Bold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.5pt" style:font-weight-asian="bold" style:font-size-complex="12pt" style:text-overline-style="none" style:text-overline-color="font-color"/>
    </style:style>
    <style:style style:name="jil_5f_body_5f_italic" style:display-name="jil_body_italic" style:family="text">
      <style:text-properties style:font-name="Book Antiqua3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jil_5f_body_5f_highlight" style:display-name="jil_body_highlight" style:family="text">
      <style:text-properties fo:color="#ff0000" style:font-size-asian="10.5pt"/>
    </style:style>
    <style:style style:name="keyword1_5f_cpp" style:display-name="keyword1_cpp" style:family="text">
      <style:text-properties fo:color="#0000ff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jil_5f_body_5f_blue" style:display-name="jil_body_blue" style:family="text">
      <style:text-properties fo:color="#0000ff" style:font-name="Book Antiqua" fo:font-family="'Book Antiqua'" style:font-style-name="Regular" style:font-family-generic="roman" style:font-pitch="variable" fo:font-size="10pt"/>
    </style:style>
    <style:style style:name="jil_5f_body_5f_red" style:display-name="jil_body_red" style:family="text">
      <style:text-properties fo:color="#ff0000" style:font-name="Book Antiqua" fo:font-family="'Book Antiqua'" style:font-style-name="Regular" style:font-family-generic="roman" style:font-pitch="variable" fo:font-size="10pt" style:font-size-asian="10pt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</text:page-number></text:p>
      </style:footer>
      <style:footer-left>
        <text:p text:style-name="jil_5f_footer_5f_right"><text:page-number text:select-page="current">0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7H39M32S</meta:editing-duration>
    <meta:editing-cycles>363</meta:editing-cycles>
    <meta:generator>LibreOffice/5.1.3.2$Windows_X86_64 LibreOffice_project/644e4637d1d8544fd9f56425bd6cec110e49301b</meta:generator>
    <meta:creation-date>2012-11-15T12:29:24.83</meta:creation-date>
    <dc:date>2016-06-30T10:40:24.637000000</dc:date>
    <meta:document-statistic meta:table-count="1" meta:image-count="0" meta:object-count="0" meta:page-count="1" meta:paragraph-count="26" meta:word-count="101" meta:character-count="547" meta:non-whitespace-character-count="470"/>
    <meta:user-defined meta:name="Info 1"/>
    <meta:user-defined meta:name="Info 2"/>
    <meta:user-defined meta:name="Info 3"/>
    <meta:user-defined meta:name="Info 4"/>
  </office:meta>
</office:document-meta>
</file>